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reate-a-new-column/" text:style-name="Internet_20_link" text:visited-style-name="Visited_20_Internet_20_Link"><text:span text:style-name="T1">2881. Create a New Column</text:span></text:a></text:p>
      <text:section text:style-name="Sect1" text:name="headlessui-popover-button-:r1n:">
        <text:p text:style-name="Standard"/>
      </text:section>
      <text:section text:style-name="Sect1" text:name="headlessui-popover-button-:rh:">
        <text:p text:style-name="Standard"/>
      </text:section>
      <text:p text:style-name="P4">Easy</text:p>
      <text:p text:style-name="P4">16</text:p>
      <text:p text:style-name="P4">2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5">Companies</text:p>
      <text:p text:style-name="P3"><text:span text:style-name="T1">DataFrame </text:span><text:span text:style-name="Source_20_Text"><text:span text:style-name="T2">employees</text:span></text:span></text:p>
      <text:p text:style-name="P2">+-------------+--------+</text:p>
      <text:p text:style-name="P2">| Column Name | Type. <text:s/>|</text:p>
      <text:p text:style-name="P2">+-------------+--------+</text:p>
      <text:p text:style-name="P2">| name <text:s text:c="7"/>| object |</text:p>
      <text:p text:style-name="P2">| salary <text:s text:c="5"/>| int. <text:s text:c="2"/>|</text:p>
      <text:p text:style-name="P1">+-------------+--------+</text:p>
      <text:p text:style-name="P6">A company plans to provide its employees with a bonus.</text:p>
      <text:p text:style-name="P7"><text:span text:style-name="T1">Write a solution to create a new column name </text:span><text:span text:style-name="Source_20_Text"><text:span text:style-name="T2">bonus</text:span></text:span><text:span text:style-name="T1"> that contains the </text:span><text:span text:style-name="Strong_20_Emphasis"><text:span text:style-name="T1">doubled values</text:span></text:span><text:span text:style-name="T1"> of the </text:span><text:span text:style-name="Source_20_Text"><text:span text:style-name="T2">salary</text:span></text:span><text:span text:style-name="T1"> column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/text:p>
      <text:p text:style-name="P2">DataFrame employees</text:p>
      <text:p text:style-name="P2">+---------+--------+</text:p>
      <text:p text:style-name="P2">| name <text:s text:c="3"/>| salary |</text:p>
      <text:p text:style-name="P2">+---------+--------+</text:p>
      <text:p text:style-name="P2">| Piper <text:s text:c="2"/>| 4548 <text:s text:c="2"/>|</text:p>
      <text:p text:style-name="P2">| Grace <text:s text:c="2"/>| 28150 <text:s/>|</text:p>
      <text:p text:style-name="P2">| Georgia | 1103 <text:s text:c="2"/>|</text:p>
      <text:p text:style-name="P2">| Willow <text:s/>| 6593 <text:s text:c="2"/>|</text:p>
      <text:p text:style-name="P2">| Finn <text:s text:c="3"/>| 74576 <text:s/>|</text:p>
      <text:p text:style-name="P2">| Thomas <text:s/>| 24433 <text:s/>|</text:p>
      <text:p text:style-name="P2">+---------+--------+</text:p>
      <text:p text:style-name="P3"><text:span text:style-name="Strong_20_Emphasis"><text:span text:style-name="T1">Output:</text:span></text:span></text:p>
      <text:p text:style-name="P2">+---------+--------+--------+</text:p>
      <text:p text:style-name="P2">| name <text:s text:c="3"/>| salary | bonus <text:s/>|</text:p>
      <text:p text:style-name="P2">+---------+--------+--------+</text:p>
      <text:p text:style-name="P2">| Piper <text:s text:c="2"/>| 4548 <text:s text:c="2"/>| 9096 <text:s text:c="2"/>|</text:p>
      <text:p text:style-name="P2">| Grace <text:s text:c="2"/>| 28150 <text:s/>| 56300 <text:s/>|</text:p>
      <text:p text:style-name="P2">| Georgia | 1103 <text:s text:c="2"/>| 2206 <text:s text:c="2"/>|</text:p>
      <text:p text:style-name="P2">| Willow <text:s/>| <text:s/>593 <text:s text:c="2"/>| 13186 <text:s/>|</text:p>
      <text:p text:style-name="P2">| Finn <text:s text:c="3"/>| 74576 <text:s/>| 149152 |</text:p>
      <text:p text:style-name="P2">| Thomas <text:s/>| 24433 <text:s/>| 48866 <text:s/>|</text:p>
      <text:p text:style-name="P2">+---------+--------+--------+</text:p>
      <text:p text:style-name="P3"><text:span text:style-name="Strong_20_Emphasis"><text:span text:style-name="T1">Explanation:</text:span></text:span><text:span text:style-name="T1"> </text:span></text:p>
      <text:p text:style-name="P1">A new column bonus is created by doubling the value in the column salary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2T11:11:13.956000000</dc:date>
    <meta:editing-duration>PT21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2" meta:word-count="199" meta:character-count="1028" meta:non-whitespace-character-count="823"/>
  </office:meta>
</office:document-meta>
</file>